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207cm" svg:height="0.645cm" svg:x="13.6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81cm" svg:height="0.645cm" svg:x="11.13cm" svg:y="8.636cm">
          <draw:text-box>
            <text:p><text:span text:style-name="T1">186 spiritual/religion</text:span></text:p>
          </draw:text-box>
        </draw:frame>
        <draw:frame draw:style-name="gr1" draw:text-style-name="P1" xml:id="id80" draw:id="id80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xml:id="id81" draw:id="id8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draw:start-shape="id78" draw:start-glue-point="2" draw:end-shape="id79" draw:end-glue-point="3" svg:d="m13035 9281v429h592" svg:viewBox="0 0 593 430">
          <text:p/>
        </draw:connector>
        <draw:connector draw:style-name="gr4" draw:text-style-name="P2" draw:layer="layout" svg:x1="13.035cm" svg:y1="9.281cm" svg:x2="13.627cm" svg:y2="10.51cm" draw:start-shape="id78" draw:start-glue-point="2" draw:end-shape="id80" draw:end-glue-point="3" svg:d="m13035 9281v1229h592" svg:viewBox="0 0 593 1230">
          <text:p/>
        </draw:connector>
        <draw:connector draw:style-name="gr4" draw:text-style-name="P2" draw:layer="layout" svg:x1="13.035cm" svg:y1="9.281cm" svg:x2="13.627cm" svg:y2="11.31cm" draw:start-shape="id78" draw:start-glue-point="2" draw:end-shape="id81" draw:end-glue-point="3" svg:d="m13035 9281v2029h592" svg:viewBox="0 0 593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3.753cm" svg:height="0.645cm" svg:x="14.916cm" svg:y="13.725cm">
          <draw:text-box>
            <text:p><text:span text:style-name="T1">189 natural-disaster</text:span></text:p>
          </draw:text-box>
        </draw:frame>
        <draw:frame draw:style-name="gr1" draw:text-style-name="P1" xml:id="id83" draw:id="id83" draw:layer="layout" svg:width="2.476cm" svg:height="0.645cm" svg:x="17.355cm" svg:y="14.497cm">
          <draw:text-box>
            <text:p><text:span text:style-name="T1">190 tornado</text:span></text:p>
          </draw:text-box>
        </draw:frame>
        <draw:frame draw:style-name="gr1" draw:text-style-name="P1" xml:id="id84" draw:id="id84" draw:layer="layout" svg:width="2.984cm" svg:height="0.645cm" svg:x="17.355cm" svg:y="15.297cm">
          <draw:text-box>
            <text:p><text:span text:style-name="T1">191 earthquake</text:span></text:p>
          </draw:text-box>
        </draw:frame>
        <draw:frame draw:style-name="gr1" draw:text-style-name="P1" xml:id="id85" draw:id="id85" draw:layer="layout" svg:width="2.476cm" svg:height="0.645cm" svg:x="17.355cm" svg:y="16.097cm">
          <draw:text-box>
            <text:p><text:span text:style-name="T1">192 valcano</text:span></text:p>
          </draw:text-box>
        </draw:frame>
        <draw:frame draw:style-name="gr1" draw:text-style-name="P1" xml:id="id86" draw:id="id86" draw:layer="layout" svg:width="2.476cm" svg:height="0.645cm" svg:x="17.355cm" svg:y="16.897cm">
          <draw:text-box>
            <text:p><text:span text:style-name="T1">193 tsunami</text:span></text:p>
          </draw:text-box>
        </draw:frame>
        <draw:connector draw:style-name="gr4" draw:text-style-name="P2" draw:layer="layout" svg:x1="16.792cm" svg:y1="14.37cm" svg:x2="17.355cm" svg:y2="14.819cm" draw:start-shape="id82" draw:start-glue-point="2" draw:end-shape="id83" draw:end-glue-point="3" svg:d="m16792 14370v449h563" svg:viewBox="0 0 564 450">
          <text:p/>
        </draw:connector>
        <draw:connector draw:style-name="gr4" draw:text-style-name="P2" draw:layer="layout" svg:x1="16.792cm" svg:y1="14.37cm" svg:x2="17.355cm" svg:y2="15.619cm" draw:start-shape="id82" draw:start-glue-point="2" draw:end-shape="id84" svg:d="m16792 14370v1249h563" svg:viewBox="0 0 564 1250">
          <text:p/>
        </draw:connector>
        <draw:connector draw:style-name="gr4" draw:text-style-name="P2" draw:layer="layout" svg:x1="16.792cm" svg:y1="14.37cm" svg:x2="17.355cm" svg:y2="16.419cm" draw:start-shape="id82" draw:start-glue-point="2" draw:end-shape="id85" draw:end-glue-point="3" svg:d="m16792 14370v2049h563" svg:viewBox="0 0 564 2050">
          <text:p/>
        </draw:connector>
        <draw:connector draw:style-name="gr4" draw:text-style-name="P2" draw:layer="layout" svg:x1="16.792cm" svg:y1="14.37cm" svg:x2="17.355cm" svg:y2="17.219cm" draw:start-shape="id82" draw:start-glue-point="2" draw:end-shape="id86" draw:end-glue-point="3" svg:d="m16792 14370v2849h563" svg:viewBox="0 0 564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3.129cm" svg:height="0.647cm" svg:x="15.159cm" svg:y="17.768cm">
          <draw:text-box>
            <text:p><text:span text:style-name="T1">194 plane-crash</text:span></text:p>
          </draw:text-box>
        </draw:frame>
        <draw:frame draw:style-name="gr6" draw:text-style-name="P1" xml:id="id89" draw:id="id89" draw:layer="layout" svg:width="3.129cm" svg:height="0.647cm" svg:x="15.159cm" svg:y="18.568cm">
          <draw:text-box>
            <text:p><text:span text:style-name="T1">195 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4.547cm" svg:height="1.039cm" svg:x="21.361cm" svg:y="14.227cm">
          <draw:text-box>
            <text:p><text:span text:style-name="T1">197 based-on-previously-written-material</text:span></text:p>
          </draw:text-box>
        </draw:frame>
        <draw:frame draw:style-name="gr1" draw:text-style-name="P1" xml:id="id102" draw:id="id102" draw:layer="layout" svg:width="3.345cm" svg:height="0.645cm" svg:x="24.1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4.1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4.1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7" draw:id="id107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8" draw:id="id108" draw:layer="layout" svg:width="4.801cm" svg:height="0.645cm" svg:x="24.1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2cm" svg:height="0.645cm" svg:x="24.1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10" draw:id="id110" draw:layer="layout" svg:width="3.786cm" svg:height="0.645cm" svg:x="24.154cm" svg:y="21.797cm">
          <draw:text-box>
            <text:p><text:span text:style-name="T1">201 based-on-poem</text:span></text:p>
          </draw:text-box>
        </draw:frame>
        <draw:frame draw:style-name="gr1" draw:text-style-name="P1" xml:id="id111" draw:id="id111" draw:layer="layout" svg:width="4.294cm" svg:height="0.645cm" svg:x="24.154cm" svg:y="22.597cm">
          <draw:text-box>
            <text:p><text:span text:style-name="T1">202 based-on-article(s)</text:span></text:p>
          </draw:text-box>
        </draw:frame>
        <draw:frame draw:style-name="gr1" draw:text-style-name="P1" xml:id="id112" draw:id="id112" draw:layer="layout" svg:width="3.659cm" svg:height="0.645cm" svg:x="24.154cm" svg:y="23.398cm">
          <draw:text-box>
            <text:p><text:span text:style-name="T1">203 based-on-song</text:span></text:p>
          </draw:text-box>
        </draw:frame>
        <draw:frame draw:style-name="gr1" draw:text-style-name="P1" xml:id="id113" draw:id="id113" draw:layer="layout" svg:width="4.675cm" svg:height="0.645cm" svg:x="24.154cm" svg:y="24.197cm">
          <draw:text-box>
            <text:p><text:span text:style-name="T1">204 based-on-radio-series</text:span></text:p>
          </draw:text-box>
        </draw:frame>
        <draw:frame draw:style-name="gr1" draw:text-style-name="P1" xml:id="id114" draw:id="id114" draw:layer="layout" svg:width="4.167cm" svg:height="0.645cm" svg:x="24.154cm" svg:y="24.997cm">
          <draw:text-box>
            <text:p><text:span text:style-name="T1">205 based-on-tv-show</text:span></text:p>
          </draw:text-box>
        </draw:frame>
        <draw:frame draw:style-name="gr8" draw:text-style-name="P1" xml:id="id115" draw:id="id115" draw:layer="layout" svg:width="5.691cm" svg:height="0.645cm" svg:x="24.154cm" svg:y="25.797cm">
          <draw:text-box>
            <text:p><text:span text:style-name="T1">206 based-on-stephen-king-work</text:span></text:p>
          </draw:text-box>
        </draw:frame>
        <draw:frame draw:style-name="gr1" draw:text-style-name="P1" xml:id="id90" draw:id="id90" draw:layer="layout" svg:width="4.639cm" svg:height="0.645cm" svg:x="28.724cm" svg:y="19.413cm">
          <draw:text-box>
            <text:p><text:span text:style-name="T1">208 art/arts/entertainment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93" draw:id="id93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4" draw:id="id94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5" draw:id="id95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6" draw:id="id96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7" draw:id="id97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8" draw:id="id98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90" draw:start-glue-point="2" draw:end-shape="id91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90" draw:start-glue-point="2" draw:end-shape="id92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90" draw:start-glue-point="2" draw:end-shape="id93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90" draw:start-glue-point="2" draw:end-shape="id94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90" draw:start-glue-point="2" draw:end-shape="id95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90" draw:start-glue-point="2" draw:end-shape="id96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90" draw:end-shape="id97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90" draw:start-glue-point="2" draw:end-shape="id98" draw:end-glue-point="3" svg:d="m31043 20058v5177h579" svg:viewBox="0 0 580 51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101" draw:start-glue-point="2" draw:end-shape="id102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101" draw:start-glue-point="2" draw:end-shape="id103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101" draw:start-glue-point="2" draw:end-shape="id104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4" draw:start-glue-point="2" draw:end-shape="id105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101" draw:start-glue-point="2" draw:end-shape="id106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101" draw:start-glue-point="2" draw:end-shape="id107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101" draw:start-glue-point="2" draw:end-shape="id108" draw:end-glue-point="3" svg:d="m23634 15266v5253h521" svg:viewBox="0 0 522 5254">
          <text:p/>
        </draw:connector>
        <draw:connector draw:style-name="gr4" draw:text-style-name="P2" draw:layer="layout" svg:x1="23.634cm" svg:y1="15.266cm" svg:x2="24.155cm" svg:y2="21.319cm" draw:start-shape="id101" draw:start-glue-point="2" draw:end-shape="id109" draw:end-glue-point="3" svg:d="m23634 15266v6053h521" svg:viewBox="0 0 522 6054">
          <text:p/>
        </draw:connector>
        <draw:connector draw:style-name="gr4" draw:text-style-name="P2" draw:layer="layout" svg:x1="23.634cm" svg:y1="15.266cm" svg:x2="24.154cm" svg:y2="22.119cm" draw:start-shape="id101" draw:start-glue-point="2" draw:end-shape="id110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19cm" draw:start-shape="id101" draw:start-glue-point="2" draw:end-shape="id111" draw:end-glue-point="3" svg:d="m23634 15266v7653h520" svg:viewBox="0 0 521 7654">
          <text:p/>
        </draw:connector>
        <draw:connector draw:style-name="gr4" draw:text-style-name="P2" draw:layer="layout" svg:x1="23.634cm" svg:y1="15.266cm" svg:x2="24.154cm" svg:y2="23.72cm" draw:start-shape="id101" draw:start-glue-point="2" draw:end-shape="id112" draw:end-glue-point="3" svg:d="m23634 15266v8454h520" svg:viewBox="0 0 521 8455">
          <text:p/>
        </draw:connector>
        <draw:connector draw:style-name="gr4" draw:text-style-name="P2" draw:layer="layout" svg:x1="23.634cm" svg:y1="15.266cm" svg:x2="24.154cm" svg:y2="24.519cm" draw:start-shape="id101" draw:start-glue-point="2" draw:end-shape="id113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101" draw:start-glue-point="2" draw:end-shape="id114" draw:end-glue-point="3" svg:d="m23634 15266v10053h520" svg:viewBox="0 0 521 10054">
          <text:p/>
        </draw:connector>
        <draw:connector draw:style-name="gr4" draw:text-style-name="P2" draw:layer="layout" svg:x1="23.634cm" svg:y1="15.266cm" svg:x2="24.154cm" svg:y2="26.119cm" draw:start-shape="id101" draw:start-glue-point="2" draw:end-shape="id115" draw:end-glue-point="3" svg:d="m23634 15266v10853h520" svg:viewBox="0 0 521 10854">
          <text:p/>
        </draw:connector>
        <draw:frame draw:style-name="gr1" draw:text-style-name="P1" xml:id="id116" draw:id="id116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4.496cm" svg:height="0.662cm" svg:x="18.872cm" svg:y="13.435cm">
          <draw:text-box>
            <text:p><text:span text:style-name="T1">196 based-on-something</text:span></text:p>
          </draw:text-box>
        </draw:frame>
        <draw:connector draw:style-name="gr4" draw:text-style-name="P2" draw:layer="layout" svg:x1="21.12cm" svg:y1="14.097cm" svg:x2="21.361cm" svg:y2="14.746cm" draw:start-shape="id118" draw:start-glue-point="2" draw:end-shape="id101" draw:end-glue-point="3" svg:d="m21120 14097v649h241" svg:viewBox="0 0 242 650">
          <text:p/>
        </draw:connector>
        <draw:frame draw:style-name="gr7" draw:text-style-name="P1" xml:id="id119" draw:id="id119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18" draw:start-glue-point="2" draw:end-shape="id119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3.377cm" svg:height="0.645cm" svg:x="17.705cm" svg:y="27.625cm">
          <draw:text-box>
            <text:p><text:span text:style-name="T1">250 peaceful/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36" draw:id="id136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7" draw:id="id137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8" draw:id="id138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9" draw:id="id139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40" draw:id="id140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41" draw:id="id141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36" draw:start-glue-point="2" draw:end-shape="id137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36" draw:start-glue-point="2" draw:end-shape="id138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36" draw:start-glue-point="2" draw:end-shape="id139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36" draw:start-glue-point="2" draw:end-shape="id140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36" draw:start-glue-point="2" draw:end-shape="id141" draw:end-glue-point="3" svg:d="m35036 16805v1428h-17v1749h501" svg:viewBox="0 0 502 3178">
          <text:p/>
        </draw:connector>
        <draw:frame draw:style-name="gr1" draw:text-style-name="P1" xml:id="id174" draw:id="id174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7" draw:id="id177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9" draw:id="id179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43" draw:id="id143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44" draw:id="id144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45" draw:id="id145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46" draw:id="id146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7" draw:id="id147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8" draw:id="id148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43" draw:start-glue-point="2" draw:end-shape="id144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43" draw:start-glue-point="2" draw:end-shape="id145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43" draw:start-glue-point="2" draw:end-shape="id146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43" draw:start-glue-point="2" draw:end-shape="id147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43" draw:start-glue-point="2" draw:end-shape="id148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draw:layer="layout" svg:width="2.312cm" svg:height="0.645cm" svg:x="25.501cm" svg:y="30.025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71" draw:id="id171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70" draw:start-glue-point="2" draw:end-shape="id171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72" draw:id="id172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73" draw:id="id173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72" draw:start-glue-point="2" draw:end-shape="id173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8" draw:id="id178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75" draw:id="id175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80" draw:id="id180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82" draw:id="id182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81" draw:id="id181" draw:layer="layout" svg:width="6.034cm" svg:height="0.645cm" svg:x="43.623cm" svg:y="25.515cm">
          <draw:text-box>
            <text:p><text:span text:style-name="T1">232 non-brief-sexual-female-nudity</text:span></text:p>
          </draw:text-box>
        </draw:frame>
        <draw:frame draw:style-name="gr1" draw:text-style-name="P1" xml:id="id176" draw:id="id176" draw:layer="layout" svg:width="4.062cm" svg:height="0.645cm" svg:x="41.023cm" svg:y="23.915cm">
          <draw:text-box>
            <text:p><text:span text:style-name="T1">230 non-sexual-nutidy</text:span></text:p>
          </draw:text-box>
        </draw:frame>
        <draw:connector draw:style-name="gr4" draw:text-style-name="P2" draw:layer="layout" svg:x1="40.203cm" svg:y1="20.46cm" svg:x2="40.623cm" svg:y2="20.937cm" draw:start-shape="id174" draw:start-glue-point="2" draw:end-shape="id175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74" draw:start-glue-point="2" draw:end-shape="id176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75" draw:start-glue-point="2" draw:end-shape="id177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75" draw:start-glue-point="2" draw:end-shape="id178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75" draw:start-glue-point="2" draw:end-shape="id179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76" draw:start-glue-point="2" draw:end-shape="id180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76" draw:start-glue-point="2" draw:end-shape="id181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76" draw:start-glue-point="2" draw:end-shape="id182" draw:end-glue-point="3" svg:d="m43054 24560v2077h568" svg:viewBox="0 0 569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  <draw:frame draw:style-name="gr1" draw:text-style-name="P1" xml:id="id193" draw:id="id193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90" draw:start-glue-point="2" draw:end-shape="id193" draw:end-glue-point="3" svg:d="m31043 20058v5977h578" svg:viewBox="0 0 579 5978">
          <text:p/>
        </draw:connector>
        <draw:frame draw:style-name="gr1" draw:text-style-name="P1" xml:id="id194" draw:id="id194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95" draw:id="id195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94" draw:start-glue-point="2" draw:end-shape="id195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1.983cm" svg:height="0.645cm" svg:x="17.702cm" svg:y="30.825cm">
          <draw:text-box>
            <text:p><text:span text:style-name="T1">79 prison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24T13:14:08</dc:date>
    <dc:creator>Tyler Hayes</dc:creator>
    <meta:editing-duration>PT4H54M53S</meta:editing-duration>
    <meta:editing-cycles>74</meta:editing-cycles>
    <meta:generator>LibreOffice/3.5$Linux_X86_64 LibreOffice_project/350m1$Build-2</meta:generator>
    <meta:document-statistic meta:object-count="458"/>
  </office:meta>
</office:document-meta>
</file>